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Homer 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 table:visibility="filter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 table:visibility="filter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 table:visibility="filter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 table:visibility="filter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 table:visibility="filter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 table:visibility="filter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 table:number-rows-repeated="1047969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</table:table>
      <table:named-expressions/>
      <table:database-ranges>
        <table:database-range table:name="__Anonymous_Sheet_DB__0" table:target-range-address="Schreibhand.A1:Schreibhand.C597" table:display-filter-buttons="true">
          <table:filter>
            <table:filter-and>
              <table:filter-condition table:field-number="1" table:value="" table:operator="=">
                <table:filter-set-item table:value=""/>
                <table:filter-set-item table:value="22 für 30"/>
                <table:filter-set-item table:value="24 Minuten"/>
                <table:filter-set-item table:value="500 Schlüssel"/>
                <table:filter-set-item table:value="Alles Schwindel"/>
                <table:filter-set-item table:value="Alles über Lisa"/>
                <table:filter-set-item table:value="Allgemeine Ausgangssperre"/>
                <table:filter-set-item table:value="Am Anfang war die Schreiraupe"/>
                <table:filter-set-item table:value="Am Kap der Angst"/>
                <table:filter-set-item table:value="Apu der Inder"/>
                <table:filter-set-item table:value="Apu und Amor"/>
                <table:filter-set-item table:value="Arche Monty"/>
                <table:filter-set-item table:value="Auf den Hund gekommen"/>
                <table:filter-set-item table:value="Auf der Familienranch"/>
                <table:filter-set-item table:value="Auf der Suche nach Mr. Goodbart"/>
                <table:filter-set-item table:value="Auf diese Lisa können Sie bauen"/>
                <table:filter-set-item table:value="Auf in den Kampf!"/>
                <table:filter-set-item table:value="Auf zum Zitronenbaum"/>
                <table:filter-set-item table:value="Ballverlust"/>
                <table:filter-set-item table:value="Bart bleibt hart"/>
                <table:filter-set-item table:value="Bart gegen Australien"/>
                <table:filter-set-item table:value="Bart gewinnt Elefant"/>
                <table:filter-set-item table:value="Bart hat die Kraft"/>
                <table:filter-set-item table:value="Bart hat zwei Mütter"/>
                <table:filter-set-item table:value="Bart ist an Allem schuld"/>
                <table:filter-set-item table:value="Bart ist mein Superstar"/>
                <table:filter-set-item table:value="Bart kommt unter die Räder"/>
                <table:filter-set-item table:value="Bart packt aus"/>
                <table:filter-set-item table:value="Bart wird bestraft"/>
                <table:filter-set-item table:value="Barts Freundin"/>
                <table:filter-set-item table:value="Barts Komet"/>
                <table:filter-set-item table:value="Barts neuer bester Freund"/>
                <table:filter-set-item table:value="Bei Simpsons stimmt was nicht"/>
                <table:filter-set-item table:value="Beim Testen nichts neues"/>
                <table:filter-set-item table:value="Besuch der alten Herren"/>
                <table:filter-set-item table:value="Bibelstunde einmal anders"/>
                <table:filter-set-item table:value="Bis der Tod euch scheidet"/>
                <table:filter-set-item table:value="Blau im Amt"/>
                <table:filter-set-item table:value="Blauauge sei wachsam"/>
                <table:filter-set-item table:value="Bob von nebenan"/>
                <table:filter-set-item table:value="Burns Erbe"/>
                <table:filter-set-item table:value="Burns möchte geliebt werden"/>
                <table:filter-set-item table:value="Butler bei Burns"/>
                <table:filter-set-item table:value="Bühne frei für Marge"/>
                <table:filter-set-item table:value="Chief der Herzen"/>
                <table:filter-set-item table:value="Cinema Piratiso"/>
                <table:filter-set-item table:value="Conrad"/>
                <table:filter-set-item table:value="Curling Queen"/>
                <table:filter-set-item table:value="Das Bart Ultimatum"/>
                <table:filter-set-item table:value="Das Fernsehen ist an allem schuld"/>
                <table:filter-set-item table:value="Das Kreuz mit den Worträtseln"/>
                <table:filter-set-item table:value="Das Schlangennest"/>
                <table:filter-set-item table:value="Das Schweigen der Rowdys"/>
                <table:filter-set-item table:value="Das große Fressen"/>
                <table:filter-set-item table:value="Das jüngste Gericht"/>
                <table:filter-set-item table:value="Das literarische Duett"/>
                <table:filter-set-item table:value="Das magische Kindermädchen"/>
                <table:filter-set-item table:value="Das schwarze Schaf"/>
                <table:filter-set-item table:value="Das unheimliche Mordtransplantat"/>
                <table:filter-set-item table:value="Debarted – Unter Ratten"/>
                <table:filter-set-item table:value="Denn sie wissen nicht, wen sie würgen"/>
                <table:filter-set-item table:value="Der Aushilfslehrer"/>
                <table:filter-set-item table:value="Der Clown mit der Biedermaske"/>
                <table:filter-set-item table:value="Der Eignungstest"/>
                <table:filter-set-item table:value="Der Feind in meinem Bett"/>
                <table:filter-set-item table:value="Der Heiratskandidat"/>
                <table:filter-set-item table:value="Der Koch, der Mafioso, die Frau und ihr Homer"/>
                <table:filter-set-item table:value="Der Kurier, der mich liebte"/>
                <table:filter-set-item table:value="Der Lebensretter"/>
                <table:filter-set-item table:value="Der Lehrerstreik"/>
                <table:filter-set-item table:value="Der Mann im blauen Flanell"/>
                <table:filter-set-item table:value="Der Musk, der vom Himmel fiel"/>
                <table:filter-set-item table:value="Der Papa wird’s nicht richten"/>
                <table:filter-set-item table:value="Der Schwindler und seine Kinder"/>
                <table:filter-set-item table:value="Der Tag der Abrechnung"/>
                <table:filter-set-item table:value="Der Teufel trägt Nada"/>
                <table:filter-set-item table:value="Der Tortenmann schlägt zurück"/>
                <table:filter-set-item table:value="Der Uhr-Großvater"/>
                <table:filter-set-item table:value="Der Vater eines Clowns"/>
                <table:filter-set-item table:value="Der Vater, der Sohn und der heilige Gaststar"/>
                <table:filter-set-item table:value="Der Vater, der zu wenig wusste"/>
                <table:filter-set-item table:value="Der Videobeichtstuhl"/>
                <table:filter-set-item table:value="Der Wettkampf"/>
                <table:filter-set-item table:value="Der Wettkönig"/>
                <table:filter-set-item table:value="Der Wunderschläger"/>
                <table:filter-set-item table:value="Der alte Mann und Lisa"/>
                <table:filter-set-item table:value="Der berüchtigte Kleinhirn-Malstift"/>
                <table:filter-set-item table:value="Der blöde UNO-Club"/>
                <table:filter-set-item table:value="Der große Nachrichtenschwindel"/>
                <table:filter-set-item table:value="Der große Phatsby"/>
                <table:filter-set-item table:value="Der italienische Bob"/>
                <table:filter-set-item table:value="Der lächelnde Buddha"/>
                <table:filter-set-item table:value="Der merkwürdige Schlüssel"/>
                <table:filter-set-item table:value="Der total verrückte Ned"/>
                <table:filter-set-item table:value="Der vermisste Halbbruder"/>
                <table:filter-set-item table:value="Die 24-Stunden-Frist"/>
                <table:filter-set-item table:value="Die Antwort"/>
                <table:filter-set-item table:value="Die Apu und Manjula Krise"/>
                <table:filter-set-item table:value="Die Chroniken von Equalia"/>
                <table:filter-set-item table:value="Die Fahrt zur Hölle"/>
                <table:filter-set-item table:value="Die Geburtstagsüberraschung"/>
                <table:filter-set-item table:value="Die Helden von Springfield"/>
                <table:filter-set-item table:value="Die Kontaktanzeige"/>
                <table:filter-set-item table:value="Die Kontaktazeige"/>
                <table:filter-set-item table:value="Die Kurzzeit-Berühmtheit"/>
                <table:filter-set-item table:value="Die Milch macht‘s"/>
                <table:filter-set-item table:value="Die Panik-Amok-Horror-Show"/>
                <table:filter-set-item table:value="Die Perlen-Präsidentin"/>
                <table:filter-set-item table:value="Die Queen ist nicht erfreut"/>
                <table:filter-set-item table:value="Die Springfield Connection"/>
                <table:filter-set-item table:value="Die Stadt der primitiven Langweiler"/>
                <table:filter-set-item table:value="Die Trillion-Dollar-Note"/>
                <table:filter-set-item table:value="Die Verurteilten"/>
                <table:filter-set-item table:value="Die böse Hexe des Westens"/>
                <table:filter-set-item table:value="Die bösen Nachbarn"/>
                <table:filter-set-item table:value="Die geheime Zutat"/>
                <table:filter-set-item table:value="Die große Betrügerin"/>
                <table:filter-set-item table:value="Die große Simpsina"/>
                <table:filter-set-item table:value="Die scheinbar unendliche Geschichte"/>
                <table:filter-set-item table:value="Die sensationelle Pop-Gruppe"/>
                <table:filter-set-item table:value="Die sich im Dreck wälzen"/>
                <table:filter-set-item table:value="Die starken Arme von Marge"/>
                <table:filter-set-item table:value="Die süßsaure Marge"/>
                <table:filter-set-item table:value="Die wilden 90er"/>
                <table:filter-set-item table:value="Donnerstags bei Abe"/>
                <table:filter-set-item table:value="Down by Lisa"/>
                <table:filter-set-item table:value="Drei Freunde und ein Comic-Heft"/>
                <table:filter-set-item table:value="Drei nasse Geschichten"/>
                <table:filter-set-item table:value="Driving Miss Marge"/>
                <table:filter-set-item table:value="Ehegeheimnisse"/>
                <table:filter-set-item table:value="Ein Bruder für Homer"/>
                <table:filter-set-item table:value="Ein Herz und eine Krone"/>
                <table:filter-set-item table:value="Ein Pferd für die Familie"/>
                <table:filter-set-item table:value="Ein Stern wird neu geboren"/>
                <table:filter-set-item table:value="Ein grausiger Verdacht"/>
                <table:filter-set-item table:value="Ein halbanständiger Antrag"/>
                <table:filter-set-item table:value="Ein kleines Gebet"/>
                <table:filter-set-item table:value="Ein perfekter Gentleman"/>
                <table:filter-set-item table:value="Eine Glatze macht noch keinen Kirk"/>
                <table:filter-set-item table:value="Eine Klasse für sich"/>
                <table:filter-set-item table:value="Eine Taube macht noch keinen Sommer"/>
                <table:filter-set-item table:value="Einmal Washington und zurück"/>
                <table:filter-set-item table:value="Enter the Matrix"/>
                <table:filter-set-item table:value="Es lebe die Seekuh!"/>
                <table:filter-set-item table:value="Es tut uns leid, Lisa"/>
                <table:filter-set-item table:value="Es war einmal in Homerika"/>
                <table:filter-set-item table:value="Es war einmal in Springfield"/>
                <table:filter-set-item table:value="Fake-News"/>
                <table:filter-set-item table:value="Fantasien einer durchgeknallten Hausfrau"/>
                <table:filter-set-item table:value="Fett ist fabelhaft"/>
                <table:filter-set-item table:value="Fettscaraldo"/>
                <table:filter-set-item table:value="Fight Club"/>
                <table:filter-set-item table:value="Filmstar wider Willen"/>
                <table:filter-set-item table:value="FoodFellas"/>
                <table:filter-set-item table:value="Frauentausch"/>
                <table:filter-set-item table:value="G.I. Homer"/>
                <table:filter-set-item table:value="Gefährliche Kurven"/>
                <table:filter-set-item table:value="Geschichtsstunde mit Marge"/>
                <table:filter-set-item table:value="Geächtet"/>
                <table:filter-set-item table:value="Gleichung mit einem Unbekannten"/>
                <table:filter-set-item table:value="Gloria – Die wahre Liebe"/>
                <table:filter-set-item table:value="Glück auf Schienen"/>
                <table:filter-set-item table:value="Gott gegen Lisa Simpson"/>
                <table:filter-set-item table:value="Grampa auf Abwegen"/>
                <table:filter-set-item table:value="Grampa ist ganz Ohr"/>
                <table:filter-set-item table:value="Grand Theft U-Bahn"/>
                <table:filter-set-item table:value="Grandpa's Nieren explodieren"/>
                <table:filter-set-item table:value="Grilling Homer"/>
                <table:filter-set-item table:value="Großer Brunder – Kleiner Bruder"/>
                <table:filter-set-item table:value="Ha-Ha Land"/>
                <table:filter-set-item table:value="Hallo, Du kleiner Hypnosemörder"/>
                <table:filter-set-item table:value="Hochzeit auf indisch"/>
                <table:filter-set-item table:value="Homer Academy"/>
                <table:filter-set-item table:value="Homer als Frauenheld"/>
                <table:filter-set-item table:value="Homer an der Uni"/>
                <table:filter-set-item table:value="Homer auf Abwegen"/>
                <table:filter-set-item table:value="Homer auf Irrwegen"/>
                <table:filter-set-item table:value="Homer einmal ganz woanders"/>
                <table:filter-set-item table:value="Homer gegen Patty und Selma"/>
                <table:filter-set-item table:value="Homer geht zur Marine"/>
                <table:filter-set-item table:value="Homer hatte einen Feind"/>
                <table:filter-set-item table:value="Homer ist ein toller Hippie"/>
                <table:filter-set-item table:value="Homer ist „Poochie, der Wunderhund“"/>
                <table:filter-set-item table:value="Homer liebt Mindy"/>
                <table:filter-set-item table:value="Homer mit den Fingerhänden"/>
                <table:filter-set-item table:value="Homer mobil"/>
                <table:filter-set-item table:value="Homer und das Geschenk der Würde"/>
                <table:filter-set-item table:value="Homer und die Halbzeit-Show"/>
                <table:filter-set-item table:value="Homer, der Auserwählte"/>
                <table:filter-set-item table:value="Homer, hol' den Hammer raus!"/>
                <table:filter-set-item table:value="Homergeddon"/>
                <table:filter-set-item table:value="Homerland"/>
                <table:filter-set-item table:value="Homerotti"/>
                <table:filter-set-item table:value="Homers Bowling-Mannschaft"/>
                <table:filter-set-item table:value="Homers Sieben"/>
                <table:filter-set-item table:value="Homerun für die Liebe"/>
                <table:filter-set-item table:value="Homie der Clown"/>
                <table:filter-set-item table:value="Homie und Neddie"/>
                <table:filter-set-item table:value="How I Wet Your Mother"/>
                <table:filter-set-item table:value="Ich bin bei Dir mein Sohn"/>
                <table:filter-set-item table:value="Ihre Lieblings-Unglücksfamilie"/>
                <table:filter-set-item table:value="Im Schatten des Genies"/>
                <table:filter-set-item table:value="Im Zeichen der Kreuzfahrt"/>
                <table:filter-set-item table:value="Im Zeichen des Schwertes"/>
                <table:filter-set-item table:value="In den Fängen einer Sekte"/>
                <table:filter-set-item table:value="Jäger des verlorenen Handys"/>
                <table:filter-set-item table:value="Kampf dem Ehekrieg"/>
                <table:filter-set-item table:value="Kampf um Bobo"/>
                <table:filter-set-item table:value="Keine Experimente"/>
                <table:filter-set-item table:value="Klassenkampf"/>
                <table:filter-set-item table:value="Kleiner Waise Milhouse"/>
                <table:filter-set-item table:value="Klug &amp; klüger"/>
                <table:filter-set-item table:value="Kraftwerk zu verkaufen"/>
                <table:filter-set-item table:value="Krieg der Welten"/>
                <table:filter-set-item table:value="Krise im Kamp Krusty"/>
                <table:filter-set-item table:value="Krusty im Kongress"/>
                <table:filter-set-item table:value="Krusty macht ernst"/>
                <table:filter-set-item table:value="Krusty's Bar Mitzvah"/>
                <table:filter-set-item table:value="Kuchen, Kopfgeld und Kautionen"/>
                <table:filter-set-item table:value="Kunst am Stiel"/>
                <table:filter-set-item table:value="L wie Looser"/>
                <table:filter-set-item table:value="L. S. - Meisterin des Doppellebens"/>
                <table:filter-set-item table:value="Lebe lieber unbebrudert"/>
                <table:filter-set-item table:value="Lehrerin des Jahres"/>
                <table:filter-set-item table:value="Liebe liegt in der N2-O2-Ar-CO2-Ne-He-CH4"/>
                <table:filter-set-item table:value="Liebhaber der Lady B."/>
                <table:filter-set-item table:value="Lisa Simpson: Superstar"/>
                <table:filter-set-item table:value="Lisa als Baumliebhaberin"/>
                <table:filter-set-item table:value="Lisa auf dem Eise"/>
                <table:filter-set-item table:value="Lisa knackt den Rowdy-Code"/>
                <table:filter-set-item table:value="Lisa on Broadway"/>
                <table:filter-set-item table:value="Lisa und ihre Jungs"/>
                <table:filter-set-item table:value="Lisa will lieben"/>
                <table:filter-set-item table:value="Lisas Rivalin"/>
                <table:filter-set-item table:value="Malen nach Bezahlen"/>
                <table:filter-set-item table:value="Mamas kleiner Liebling"/>
                <table:filter-set-item table:value="Manga Love Story"/>
                <table:filter-set-item table:value="Marge Simpson im Anmarsch"/>
                <table:filter-set-item table:value="Marge als Seelsorgerin"/>
                <table:filter-set-item table:value="Marge im Suff"/>
                <table:filter-set-item table:value="Marge macht mobil"/>
                <table:filter-set-item table:value="Marge muss jobben"/>
                <table:filter-set-item table:value="Marge und das Brezelbacken"/>
                <table:filter-set-item table:value="Mein Freund, der Roboter"/>
                <table:filter-set-item table:value="Mein Freund, der Wunderbaum"/>
                <table:filter-set-item table:value="Milhouse aus Sand und Nebel"/>
                <table:filter-set-item table:value="Milhouse lebt hier nicht mehr"/>
                <table:filter-set-item table:value="Mit Mel Gibson in Hollywood"/>
                <table:filter-set-item table:value="Moe mit den zwei Gesichtern"/>
                <table:filter-set-item table:value="Moeback Mountain"/>
                <table:filter-set-item table:value="Moes Taverne"/>
                <table:filter-set-item table:value="Moho House"/>
                <table:filter-set-item table:value="Mr. Burns wird entlassen"/>
                <table:filter-set-item table:value="Mr. Burns' Sohn Larry"/>
                <table:filter-set-item table:value="Mr. X und der Website-Schund"/>
                <table:filter-set-item table:value="Mr. and Mrs. Smithers"/>
                <table:filter-set-item table:value="Nach Kanada der Pillen wegen"/>
                <table:filter-set-item table:value="Nacht über Springfield"/>
                <table:filter-set-item table:value="Namen machen Leute"/>
                <table:filter-set-item table:value="Nedna"/>
                <table:filter-set-item table:value="Nedtropolis"/>
                <table:filter-set-item table:value="Nur für Spieler und Prominente"/>
                <table:filter-set-item table:value="Oh Schmerz, das Herz!"/>
                <table:filter-set-item table:value="Pranksta Rap"/>
                <table:filter-set-item table:value="Quatsch mit Soße"/>
                <table:filter-set-item table:value="Ralph liebt Lisa"/>
                <table:filter-set-item table:value="Richte deinen nächsten"/>
                <table:filter-set-item table:value="Schon mal an Kinder gedacht?"/>
                <table:filter-set-item table:value="Sein Kiefer ist verdrahtet"/>
                <table:filter-set-item table:value="Selma heiratet Hollywoodstar"/>
                <table:filter-set-item table:value="Sicherheitsdienst „Springshield“"/>
                <table:filter-set-item table:value="Silly Simpsony"/>
                <table:filter-set-item table:value="Simpson und Gomorrha"/>
                <table:filter-set-item table:value="Simpson und sein Enkel in die Schatzsuche"/>
                <table:filter-set-item table:value="Simpsons und Gomorraha"/>
                <table:filter-set-item table:value="Skorpione wie wir"/>
                <table:filter-set-item table:value="Sky-Polizei"/>
                <table:filter-set-item table:value="Springfield Film Festival"/>
                <table:filter-set-item table:value="Springfield aus der Asche"/>
                <table:filter-set-item table:value="Springfield wird erwachsen"/>
                <table:filter-set-item table:value="Stadt der primitiven Langweiler"/>
                <table:filter-set-item table:value="Stopp! Oder mein Hund schießt"/>
                <table:filter-set-item table:value="Stresserella über alles"/>
                <table:filter-set-item table:value="Tag der Abrechnung"/>
                <table:filter-set-item table:value="Talent mit Pfiff"/>
                <table:filter-set-item table:value="Tennis mit Venus"/>
                <table:filter-set-item table:value="Tingeltangel-Bob"/>
                <table:filter-set-item table:value="Tingeltangel-Bobs Rache"/>
                <table:filter-set-item table:value="Todesfalle zu verkaufen"/>
                <table:filter-set-item table:value="Todesgrüße aus Springfield"/>
                <table:filter-set-item table:value="Traumwelten"/>
                <table:filter-set-item table:value="Trilogie derselben Geschichte"/>
                <table:filter-set-item table:value="Und Maggie macht drei"/>
                <table:filter-set-item table:value="Verrückt nach Mary"/>
                <table:filter-set-item table:value="Vertrottelt Lisa?"/>
                <table:filter-set-item table:value="Volksabstimmung in Springfield"/>
                <table:filter-set-item table:value="Walverwandschaft"/>
                <table:filter-set-item table:value="Was animierte Frauen wollen"/>
                <table:filter-set-item table:value="Wenn Mutter streikt"/>
                <table:filter-set-item table:value="Wenn der Rektor mit der Lehrerin..."/>
                <table:filter-set-item table:value="Wer anderen einen Brunnen gräbt"/>
                <table:filter-set-item table:value="Wer erschoss Mr. Burns, Teil 2"/>
                <table:filter-set-item table:value="Wer ist Homers Vater?"/>
                <table:filter-set-item table:value="Wer ist Mona Simpson?"/>
                <table:filter-set-item table:value="Whiskey Businesssons"/>
                <table:filter-set-item table:value="Wie alles begann"/>
                <table:filter-set-item table:value="Wiedersehen nach Jahren"/>
                <table:filter-set-item table:value="Wir fahr'n nach... Vegas"/>
                <table:filter-set-item table:value="Wir vom Trickfilm"/>
                <table:filter-set-item table:value="YOLO"/>
                <table:filter-set-item table:value="Zu Ehren von Murphy"/>
                <table:filter-set-item table:value="Überraschung für Springfield"/>
              </table:filter-condition>
              <table:filter-condition table:field-number="2" table:value="" table:operator="=">
                <table:filter-set-item table:value=""/>
                <table:filter-set-item table:value="Allgemeine Ausgangssperre"/>
                <table:filter-set-item table:value="Am Anfang war das Wort"/>
                <table:filter-set-item table:value="Arche Monty"/>
                <table:filter-set-item table:value="Auf den Hund gekommen"/>
                <table:filter-set-item table:value="Auf zum Zitronenbaum"/>
                <table:filter-set-item table:value="Bart brütet etwas aus"/>
                <table:filter-set-item table:value="Bart das Genie"/>
                <table:filter-set-item table:value="Bart hat zwei Mütter"/>
                <table:filter-set-item table:value="Bart ist an Allem schuld"/>
                <table:filter-set-item table:value="Bart packt aus"/>
                <table:filter-set-item table:value="Bart schlägt eine Schlacht"/>
                <table:filter-set-item table:value="Bart und sein Westernheld"/>
                <table:filter-set-item table:value="Bart verkauft seine Seele"/>
                <table:filter-set-item table:value="Bart wird berühmt"/>
                <table:filter-set-item table:value="Barts Freundin"/>
                <table:filter-set-item table:value="Barts Komet"/>
                <table:filter-set-item table:value="Barts neuer bester Freund"/>
                <table:filter-set-item table:value="Conrad"/>
                <table:filter-set-item table:value="Das Bart Ultimatum"/>
                <table:filter-set-item table:value="Das Erfolgsrezept"/>
                <table:filter-set-item table:value="Das Fernsehen ist an allem schuld"/>
                <table:filter-set-item table:value="Das Kreuz mit den Worträtseln"/>
                <table:filter-set-item table:value="Das Maskottchen"/>
                <table:filter-set-item table:value="Das Schlangennest"/>
                <table:filter-set-item table:value="Das böse Wort"/>
                <table:filter-set-item table:value="Der Aushilfslehrer"/>
                <table:filter-set-item table:value="Der Eignungstest"/>
                <table:filter-set-item table:value="Der Ernstfall"/>
                <table:filter-set-item table:value="Der Fahrschüler"/>
                <table:filter-set-item table:value="Der Lebensretter"/>
                <table:filter-set-item table:value="Der Lehrerstreik"/>
                <table:filter-set-item table:value="Der Spion, der mich anlernte"/>
                <table:filter-set-item table:value="Der Uhr-Großvater"/>
                <table:filter-set-item table:value="Der Vater eines Clowns"/>
                <table:filter-set-item table:value="Der Wettkönig"/>
                <table:filter-set-item table:value="Der Wunderschläger"/>
                <table:filter-set-item table:value="Der alte Mann und Lisa"/>
                <table:filter-set-item table:value="Der eingebildetet Dachdecker"/>
                <table:filter-set-item table:value="Der große Nachrichtenschwindel"/>
                <table:filter-set-item table:value="Der lächelnde Buddha"/>
                <table:filter-set-item table:value="Der merkwürdige Schlüssel"/>
                <table:filter-set-item table:value="Der mysteriöse Bierbaron"/>
                <table:filter-set-item table:value="Der rasende Wüterich"/>
                <table:filter-set-item table:value="Der schöne Jacques"/>
                <table:filter-set-item table:value="Der tollste Hund der Welt"/>
                <table:filter-set-item table:value="Der unerschrockene Leibwächter"/>
                <table:filter-set-item table:value="Der vermisste Halbbruder"/>
                <table:filter-set-item table:value="Dicker Mann und kleiner Junge"/>
                <table:filter-set-item table:value="Die Akte Springfield"/>
                <table:filter-set-item table:value="Die Frau im Schrank"/>
                <table:filter-set-item table:value="Die Kontaktanzeige"/>
                <table:filter-set-item table:value="Die Kurzzeit-Berühmtheit"/>
                <table:filter-set-item table:value="Die Lisa-Studie"/>
                <table:filter-set-item table:value="Die Panik-Amok-Horror-Show"/>
                <table:filter-set-item table:value="Die Perlen-Präsidentin"/>
                <table:filter-set-item table:value="Die Sippe auf Safari"/>
                <table:filter-set-item table:value="Die Springfield Bürgerwehr"/>
                <table:filter-set-item table:value="Die Straße der Verdammten"/>
                <table:filter-set-item table:value="Die Trillion-Dollar-Note"/>
                <table:filter-set-item table:value="Die große Simpsina"/>
                <table:filter-set-item table:value="Die virtuelle Familie"/>
                <table:filter-set-item table:value="Donnerstags bei Abe"/>
                <table:filter-set-item table:value="Duell bei Sonnenaufgang"/>
                <table:filter-set-item table:value="Ehegeheimnisse"/>
                <table:filter-set-item table:value="Ein grausiger Verdacht"/>
                <table:filter-set-item table:value="Ein halbanständiger Antrag"/>
                <table:filter-set-item table:value="Ein trauriger Clown"/>
                <table:filter-set-item table:value="Eine Glatze macht noch keinen Kirk"/>
                <table:filter-set-item table:value="Eine Simpsons-Weihnachtsgeschichte"/>
                <table:filter-set-item table:value="Einmal Washington und zurück"/>
                <table:filter-set-item table:value="Einmal als Schneekönig"/>
                <table:filter-set-item table:value="Friede, Freude, Eierkuchen"/>
                <table:filter-set-item table:value="G.I. Homer"/>
                <table:filter-set-item table:value="Gleichung mit einem Unbekannten"/>
                <table:filter-set-item table:value="Global Clowning"/>
                <table:filter-set-item table:value="Gone Boy"/>
                <table:filter-set-item table:value="Gott gegen Lisa Simpson"/>
                <table:filter-set-item table:value="Grad Theft U-Bahn"/>
                <table:filter-set-item table:value="Grampa ist ganz Ohr"/>
                <table:filter-set-item table:value="Homer als Restaurantkritiker"/>
                <table:filter-set-item table:value="Homer auf Abwegen"/>
                <table:filter-set-item table:value="Homer der Weltraumheld"/>
                <table:filter-set-item table:value="Homer und der Revolver"/>
                <table:filter-set-item table:value="Homergeddon"/>
                <table:filter-set-item table:value="Homerland"/>
                <table:filter-set-item table:value="Homers Bowling-Mannschaft"/>
                <table:filter-set-item table:value="Homers Sieben"/>
                <table:filter-set-item table:value="In den Fängen einer Sekte"/>
                <table:filter-set-item table:value="Klassenkampf"/>
                <table:filter-set-item table:value="Kraftwerk zu verkaufen"/>
                <table:filter-set-item table:value="Krieg der Welten"/>
                <table:filter-set-item table:value="Krise im Kamp Krusty"/>
                <table:filter-set-item table:value="Kuchen, Kopfgeld und Kautionen"/>
                <table:filter-set-item table:value="L. S. - Meisterin des Doppellebens"/>
                <table:filter-set-item table:value="Lehrerin des Jahres"/>
                <table:filter-set-item table:value="Liebe und Intrige"/>
                <table:filter-set-item table:value="Lisa auf dem Eise"/>
                <table:filter-set-item table:value="Lisas Rivalin"/>
                <table:filter-set-item table:value="Marge als Seelsorgerin"/>
                <table:filter-set-item table:value="Marge gegen Singles, Senioren, ..."/>
                <table:filter-set-item table:value="Marge muss jobben"/>
                <table:filter-set-item table:value="Marge und das Bretzelbacken"/>
                <table:filter-set-item table:value="Marge will's wissen"/>
                <table:filter-set-item table:value="Marge wird verhaftet"/>
                <table:filter-set-item table:value="Mit gespaltener Zunge"/>
                <table:filter-set-item table:value="Moe mit den zwei Gesichtern"/>
                <table:filter-set-item table:value="Mr. and Mrs. Smithers"/>
                <table:filter-set-item table:value="Nach Kanada der Liebe wegen"/>
                <table:filter-set-item table:value="Ned Flanders: Wieder allein"/>
                <table:filter-set-item table:value="Nedna"/>
                <table:filter-set-item table:value="Nur ein Aprilscherz"/>
                <table:filter-set-item table:value="Pranksta Rap"/>
                <table:filter-set-item table:value="Ralph liebt Lisa"/>
                <table:filter-set-item table:value="Schall und Rauch"/>
                <table:filter-set-item table:value="Scheide sich, wer kann"/>
                <table:filter-set-item table:value="Simpson und sein Enkel in die Schatzsuche"/>
                <table:filter-set-item table:value="Simpsons und Gomorraha"/>
                <table:filter-set-item table:value="Springfield Film Festival"/>
                <table:filter-set-item table:value="Tingeltangel-Bob"/>
                <table:filter-set-item table:value="Todesfalle zu verkaufen"/>
                <table:filter-set-item table:value="Triologie derselben Geschichte"/>
                <table:filter-set-item table:value="Verbrechen lohnt sich nicht"/>
                <table:filter-set-item table:value="Vertrottelt Lisa?"/>
                <table:filter-set-item table:value="Volksabstimmung in Springfield"/>
                <table:filter-set-item table:value="Wege zum Ruhm"/>
                <table:filter-set-item table:value="Wenn der Rektor mit der Lehrerin"/>
                <table:filter-set-item table:value="Wenn der Vater mit dem Sohne"/>
                <table:filter-set-item table:value="Wenn ich einmal reich wäre"/>
                <table:filter-set-item table:value="Wer erfand Itchy und Scratchy?"/>
                <table:filter-set-item table:value="YOLO"/>
                <table:filter-set-item table:value="Überraschung für Springfield"/>
              </table:filter-condition>
              <table:filter-condition table:field-number="0" table:value="Abe" table:operator="=">
                <table:filter-set-item table:value="Abe"/>
                <table:filter-set-item table:value="Akira"/>
                <table:filter-set-item table:value="Allison"/>
                <table:filter-set-item table:value="Apu"/>
                <table:filter-set-item table:value="Barney"/>
                <table:filter-set-item table:value="Bart"/>
                <table:filter-set-item table:value="Burns"/>
                <table:filter-set-item table:value="Carl"/>
                <table:filter-set-item table:value="Chalmers"/>
                <table:filter-set-item table:value="Charlie"/>
                <table:filter-set-item table:value="Cletus"/>
                <table:filter-set-item table:value="Comicbuchverkäufer"/>
                <table:filter-set-item table:value="Database"/>
                <table:filter-set-item table:value="Dolph"/>
                <table:filter-set-item table:value="Doris"/>
                <table:filter-set-item table:value="Eddie"/>
                <table:filter-set-item table:value="Fat Tony"/>
                <table:filter-set-item table:value="Frank Grimes"/>
                <table:filter-set-item table:value="Frink"/>
                <table:filter-set-item table:value="Gil"/>
                <table:filter-set-item table:value="Gott"/>
                <table:filter-set-item table:value="Hans Maulwurf"/>
                <table:filter-set-item table:value="Helen"/>
                <table:filter-set-item table:value="Herb"/>
                <table:filter-set-item table:value="Herman"/>
                <table:filter-set-item table:value="Hibbert"/>
                <table:filter-set-item table:value="Homer"/>
                <table:filter-set-item table:value="Homer "/>
                <table:filter-set-item table:value="Hoover"/>
                <table:filter-set-item table:value="Hummelmann"/>
                <table:filter-set-item table:value="Hyman Krustofsky"/>
                <table:filter-set-item table:value="Janey"/>
                <table:filter-set-item table:value="Jasper"/>
                <table:filter-set-item table:value="Jimbo"/>
                <table:filter-set-item table:value="Kearney"/>
                <table:filter-set-item table:value="Kent Brockman"/>
                <table:filter-set-item table:value="Krabappel"/>
                <table:filter-set-item table:value="Krusty"/>
                <table:filter-set-item table:value="Krustys Vater"/>
                <table:filter-set-item table:value="Largo"/>
                <table:filter-set-item table:value="Lenny"/>
                <table:filter-set-item table:value="Lewis"/>
                <table:filter-set-item table:value="Lindsey Naegle"/>
                <table:filter-set-item table:value="Lionel Hutz"/>
                <table:filter-set-item table:value="Lisa"/>
                <table:filter-set-item table:value="Lou"/>
                <table:filter-set-item table:value="Louie"/>
                <table:filter-set-item table:value="Luann Van Houten"/>
                <table:filter-set-item table:value="Maggie"/>
                <table:filter-set-item table:value="Manjula"/>
                <table:filter-set-item table:value="Marge"/>
                <table:filter-set-item table:value="Martin Prince"/>
                <table:filter-set-item table:value="McCallister"/>
                <table:filter-set-item table:value="Milhouse"/>
                <table:filter-set-item table:value="Moe"/>
                <table:filter-set-item table:value="Mona"/>
                <table:filter-set-item table:value="Ned Flanders"/>
                <table:filter-set-item table:value="Nelson"/>
                <table:filter-set-item table:value="Otto"/>
                <table:filter-set-item table:value="Patty"/>
                <table:filter-set-item table:value="Prince (Martins Vater)"/>
                <table:filter-set-item table:value="Raffael"/>
                <table:filter-set-item table:value="Ralph"/>
                <table:filter-set-item table:value="Riviera"/>
                <table:filter-set-item table:value="Rod"/>
                <table:filter-set-item table:value="Ruth Powers"/>
                <table:filter-set-item table:value="Selma"/>
                <table:filter-set-item table:value="Sideshow Bob"/>
                <table:filter-set-item table:value="Sideshow Mel"/>
                <table:filter-set-item table:value="Skinner"/>
                <table:filter-set-item table:value="Smithers"/>
                <table:filter-set-item table:value="Snake"/>
                <table:filter-set-item table:value="Timothy Lovejoy"/>
                <table:filter-set-item table:value="Todd"/>
                <table:filter-set-item table:value="Wendell"/>
                <table:filter-set-item table:value="Wiggum"/>
                <table:filter-set-item table:value="Willie"/>
                <table:filter-set-item table:value="Wolfcastle"/>
              </table:filter-condition>
            </table:filter-and>
          </table:filter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.00.0000</text:date>, <text:time style:data-style-name="N2" text:time-value="17:57:24.97915184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Linux_X86_64 LibreOffice_project/98c6a8a1c6c7b144ce3cc729e34964b47ce25d62</meta:generator>
    <meta:creation-date>2006-09-16T14:57:30</meta:creation-date>
    <dc:date>2019-04-07T17:58:12.170672363</dc:date>
    <meta:editing-cycles>336</meta:editing-cycles>
    <meta:editing-duration>PT16H27M35S</meta:editing-duration>
    <meta:document-statistic meta:table-count="2" meta:cell-count="1426" meta:object-count="0"/>
    <meta:user-defined meta:name="Info 1"/>
    <meta:user-defined meta:name="Info 2"/>
    <meta:user-defined meta:name="Info 3"/>
    <meta:user-defined meta:name="Info 4"/>
  </office:meta>
</office:document-meta>
</file>